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New" svg:font-family="'Courier New'" style:font-family-generic="modern"/>
    <style:font-face style:name="Fixedsys" svg:font-family="Fixedsys"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Fixedsys" fo:font-size="10pt" style:font-size-asian="10pt" style:font-name-complex="Fixedsys" style:font-size-complex="10pt"/>
    </style:style>
    <style:style style:name="P2" style:family="paragraph" style:parent-style-name="Standard">
      <style:paragraph-properties style:text-autospace="none"/>
      <style:text-properties style:font-name="Fixedsys" fo:font-size="10pt" style:font-size-asian="10pt" style:font-name-complex="Fixedsys" style:font-size-complex="10pt"/>
    </style:style>
    <style:style style:name="P3" style:family="paragraph" style:parent-style-name="Standard">
      <style:paragraph-properties fo:margin-left="0.635cm" fo:margin-right="0cm" fo:text-indent="0cm" style:auto-text-indent="false" style:text-autospace="none"/>
      <style:text-properties style:font-name="Fixedsys" fo:font-size="10pt" style:font-size-asian="10pt" style:font-name-complex="Fixedsys" style:font-size-complex="10pt"/>
    </style:style>
    <style:style style:name="P4" style:family="paragraph" style:parent-style-name="HTML_20_Preformatted">
      <style:paragraph-properties fo:margin-left="0.635cm" fo:margin-right="0cm" fo:text-indent="0cm" style:auto-text-indent="false"/>
    </style:style>
    <style:style style:name="P5" style:family="paragraph" style:parent-style-name="Standard">
      <style:paragraph-properties fo:margin-left="1.251cm" fo:margin-right="0cm" fo:text-indent="-0.635cm" style:auto-text-indent="false"/>
    </style:style>
    <style:style style:name="P6" style:family="paragraph" style:parent-style-name="HTML_20_Preformatted">
      <style:paragraph-properties fo:margin-left="1.251cm" fo:margin-right="0cm" fo:text-indent="-0.635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HTML_20_Preformatted">
      <style:paragraph-properties fo:margin-left="1.27cm" fo:margin-right="0cm" fo:text-indent="-0.635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 style:family="paragraph" style:parent-style-name="HTML_20_Preformatted">
      <style:paragraph-properties fo:margin-left="1.27cm" fo:margin-right="0cm" fo:text-indent="-0.635cm" style:auto-text-indent="false"/>
      <style:text-properties style:font-name="Times New Roman" fo:font-size="12pt" style:font-size-asian="12pt" style:font-name-complex="Times New Roman" style:font-size-complex="12pt"/>
    </style:style>
    <style:style style:name="P9" style:family="paragraph" style:parent-style-name="Standard">
      <style:paragraph-properties fo:break-before="page"/>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WW8Num6">
      <style:paragraph-properties fo:margin-left="1.27cm" fo:margin-right="0cm" fo:text-indent="-0.635cm" style:auto-text-indent="false"/>
      <style:text-properties style:font-name="Fixedsys" fo:font-size="10pt" style:font-size-asian="10pt" style:font-name-complex="Fixedsys" style:font-size-complex="10pt"/>
    </style:style>
    <style:style style:name="P18" style:family="paragraph" style:parent-style-name="Standard" style:list-style-name="WW8Num10">
      <style:paragraph-properties fo:margin-left="1.27cm" fo:margin-right="0cm" fo:text-indent="-0.635cm" style:auto-text-indent="false" style:text-autospace="none"/>
      <style:text-properties style:font-name="Fixedsys" fo:font-size="10pt" style:font-size-asian="10pt" style:font-name-complex="Fixedsys" style:font-size-complex="10pt"/>
    </style:style>
    <style:style style:name="P19" style:family="paragraph" style:parent-style-name="Standard" style:list-style-name="WW8Num8">
      <style:paragraph-properties fo:margin-left="1.27cm" fo:margin-right="0cm" fo:text-indent="-0.635cm" style:auto-text-indent="false" style:text-autospace="none"/>
      <style:text-properties style:font-name="Fixedsys" fo:font-size="10pt" style:font-size-asian="10pt" style:font-name-complex="Fixedsys" style:font-size-complex="10pt"/>
    </style:style>
    <style:style style:name="P20" style:family="paragraph" style:parent-style-name="Standard" style:list-style-name="WW8Num11">
      <style:paragraph-properties fo:margin-left="1.27cm" fo:margin-right="0cm" fo:text-indent="-0.635cm" style:auto-text-indent="false"/>
    </style:style>
    <style:style style:name="P21" style:family="paragraph" style:parent-style-name="Standard" style:list-style-name="WW8Num10">
      <style:paragraph-properties fo:margin-left="1.27cm" fo:margin-right="0cm" fo:text-indent="-0.635cm" style:auto-text-indent="false"/>
    </style:style>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5">
      <style:text-properties fo:font-size="10pt"/>
    </style:style>
    <style:style style:name="P25" style:family="paragraph" style:parent-style-name="Text_20_body" style:list-style-name="L5">
      <style:paragraph-properties fo:margin-top="0cm" fo:margin-bottom="0cm"/>
    </style:style>
    <style:style style:name="P26" style:family="paragraph" style:parent-style-name="HTML_20_Preformatted" style:list-style-name="L8"/>
    <style:style style:name="P27" style:family="paragraph" style:parent-style-name="HTML_20_Preformatted" style:list-style-name="WW8Num1">
      <style:paragraph-properties fo:margin-left="1.27cm" fo:margin-right="0cm" fo:text-indent="-0.635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8" style:family="paragraph" style:parent-style-name="HTML_20_Preformatted" style:list-style-name="WW8Num1">
      <style:paragraph-properties fo:margin-left="1.27cm" fo:margin-right="0cm" fo:text-indent="-0.635cm" style:auto-text-indent="false"/>
    </style:style>
    <style:style style:name="P29" style:family="paragraph" style:parent-style-name="HTML_20_Preformatted" style:list-style-name="WW8Num1">
      <style:paragraph-properties fo:margin-left="1.27cm" fo:margin-right="0cm" fo:text-indent="-0.635cm" style:auto-text-indent="false"/>
      <style:text-properties style:font-name="Fixedsys" style:font-name-complex="Fixedsys"/>
    </style:style>
    <style:style style:name="P30" style:family="paragraph" style:parent-style-name="HTML_20_Preformatted" style:list-style-name="WW8Num1">
      <style:paragraph-properties fo:margin-left="1.251cm" fo:margin-right="0cm" fo:text-indent="-0.635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1" style:family="paragraph" style:parent-style-name="Heading_20_2">
      <style:paragraph-properties fo:break-before="page"/>
    </style:style>
    <style:style style:name="T1" style:family="text">
      <style:text-properties style:font-name="Fixedsys" style:font-name-complex="Fixedsy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iG : Deploying large scale commercials applications with Git</text:p>
      <text:p text:style-name="Standard">Alec Clews</text:p>
      <text:p text:style-name="Standard"><text:a xlink:type="simple" xlink:href="mailto:alec.clews@voga.com.au">alec.clews@voga.com.au</text:a></text:p>
      <text:p text:style-name="Standard">Principal Consultant at Voga Consulting Services</text:p>
      <text:h text:style-name="Heading_20_1" text:outline-level="1">Abstract</text:h>
      <text:p text:style-name="Standard"/>
      <text:p text:style-name="Standard">When deploying files into commercial environments it is vital to document and audit the deployment of files across multiple application instances.<text:line-break/><text:line-break/>This paper presents a working example that addresses some of the major issues relating to deployment such as automation, access control, logging and change auditing.<text:line-break/><text:line-break/>Traditionally the git version control tool is used to manage development source code and as a delivery point for other tools such as such Capistrano or Puppet. However current deployment and system management frameworks often use a specialist domain language or pidgin and significant configuration with which can make them more complex to deploy. Some tools also require the implementation of classes to perform specific actions. Using git with a number of simple wrapper scripts can greatly simplify the deployment implementation. In a system management environment this effort is worthwhile, but for application deployment it is often too much complex.<text:line-break/></text:p>
      <text:h text:style-name="Heading_20_1" text:outline-level="1">Motivation</text:h>
      <text:p text:style-name="Standard"/>
      <text:p text:style-name="Standard">Deployment of software in large scale, commercial, environments <text:s/>presents a set of requirements and constraints that are only usually considered as an after thought. These processes must be:</text:p>
      <text:p text:style-name="Standard"/>
      <text:list xml:id="list1657259871" text:style-name="L1">
        <text:list-item>
          <text:p text:style-name="P10">Repeatable: Run as many times as required</text:p>
        </text:list-item>
        <text:list-item>
          <text:p text:style-name="P10">Reproducible: Used across systems as needed</text:p>
        </text:list-item>
        <text:list-item>
          <text:p text:style-name="P10">Documented</text:p>
        </text:list-item>
        <text:list-item>
          <text:p text:style-name="P10">Audited: Maintain records of all activity</text:p>
        </text:list-item>
        <text:list-item>
          <text:p text:style-name="P10">Secure: Restrict access and functions based on some form of access control</text:p>
        </text:list-item>
        <text:list-item>
          <text:p text:style-name="P10">Automated: </text:p>
        </text:list-item>
        <text:list-item>
          <text:p text:style-name="P10">Easy to use</text:p>
        </text:list-item>
      </text:list>
      <text:p text:style-name="Standard"/>
      <text:p text:style-name="Standard">This paper introduces some simple recepiets (refered to collectively <text:s/>to as diG – deploy interactivity with Git) that can be quickly implemented to address these needs. <text:s/>Whilst there are a number of commercial and open source alternatives available, with much greater functionality, they all require significant setup and infrastructure</text:p>
      <text:p text:style-name="Standard"/>
      <text:h text:style-name="Heading_20_2" text:outline-level="2">Background</text:h>
      <text:p text:style-name="Standard"><text:s text:c="2"/></text:p>
      <text:p text:style-name="Standard">This approach has been developed for teams with the following needs:</text:p>
      <text:p text:style-name="Standard"/>
      <text:list xml:id="list257275776" text:style-name="L2">
        <text:list-item>
          <text:p text:style-name="P11">Frequent <text:s/>releases</text:p>
        </text:list-item>
        <text:list-item>
          <text:p text:style-name="P11">Regular internal and external audits</text:p>
        </text:list-item>
        <text:list-item>
          <text:p text:style-name="P11">Over forty application instances across production, test and development</text:p>
        </text:list-item>
        <text:list-item>
          <text:p text:style-name="P11">A application that occupies 2.5Gb of file storage in over 10,000 files</text:p>
        </text:list-item>
        <text:list-item>
          <text:p text:style-name="P11">security polices that make installing additional software, daemons and setuid programs a problem (ssh support is and installation of git assumed)</text:p>
        </text:list-item>
      </text:list>
      <text:p text:style-name="Standard"/>
      <text:h text:style-name="Heading_20_2" text:outline-level="2">Scope</text:h>
      <text:p text:style-name="Standard"/>
      <text:p text:style-name="Standard">The features provided by diG are outlined below in <text:s/>the user stories. However it is also important to articulate the things that diG does not do</text:p>
      <text:p text:style-name="Standard"/>
      <text:p text:style-name="Standard">Excluded features:</text:p>
      <text:list xml:id="list253507969" text:style-name="L3">
        <text:list-item>
          <text:p text:style-name="P12">Application Configuration</text:p>
        </text:list-item>
        <text:list-item>
          <text:p text:style-name="P12">Application management</text:p>
        </text:list-item>
        <text:list-item>
          <text:p text:style-name="P12">Operating system operations (beyond the manipulation of application file system objects)</text:p>
        </text:list-item>
      </text:list>
      <text:p text:style-name="Standard"/>
      <text:h text:style-name="Heading_20_3" text:outline-level="3">User Stories</text:h>
      <text:p text:style-name="Text_20_body"/>
      <text:p text:style-name="Text_20_body">The following user stories describe the features that diG provides:</text:p>
      <text:list xml:id="list1447144201" text:style-name="L4">
        <text:list-item>
          <text:p text:style-name="P22">diG will accept release contents from a configuration management or version control tool. If available a release identifier must be tracked in some fashion</text:p>
        </text:list-item>
      </text:list>
      <text:list xml:id="list1625854130" text:style-name="L5">
        <text:list-item>
          <text:p text:style-name="P25">diG will provide a report that lists the contents of each accepted release </text:p>
          <text:p text:style-name="P25"/>
        </text:list-item>
        <text:list-item>
          <text:p text:style-name="P25">diG will have a function to physically deploy release contents to a specific environment NB: </text:p>
          <text:list>
            <text:list-item>
              <text:p text:style-name="P25">Pre and post processing of a releases contents are subject to separate deliveries outside the scope of diG. (c.f. Environment Configuration scripts)</text:p>
            </text:list-item>
            <text:list-item>
              <text:p text:style-name="P25">A release can re-deployed to any environment at will </text:p>
            </text:list-item>
            <text:list-item>
              <text:p text:style-name="P25">A mechanism may be provided for a release to delete objects (files, database tables etc) from an environment </text:p>
              <text:p text:style-name="P25"><text:s/></text:p>
            </text:list-item>
          </text:list>
        </text:list-item>
        <text:list-item>
          <text:p text:style-name="P25">diG will provide a report that lists the contents of the release deployed to each environment</text:p>
          <text:p text:style-name="P25"><text:s/></text:p>
        </text:list-item>
        <text:list-item>
          <text:p text:style-name="P25">diG will provide details of any differences between the release deployed to an environment and any changes detected to the objects in the same runtime environment (a change audit report). </text:p>
          <text:list>
            <text:list-item>
              <text:p text:style-name="P24">A (semi automatic) 'roll back' feature to a documented state would be highly desirable</text:p>
            </text:list-item>
          </text:list>
        </text:list-item>
        <text:list-item>
          <text:p text:style-name="P23">diG will allow detected changes to be marked as benign and ignored for future change audit reports </text:p>
        </text:list-item>
      </text:list>
      <text:p text:style-name="Standard"/>
      <text:p text:style-name="P9"/>
      <text:h text:style-name="Heading_20_1" text:outline-level="1">Solution</text:h>
      <text:p text:style-name="Standard"/>
      <text:p text:style-name="Standard">Overview</text:p>
      <text:p text:style-name="Standard"/>
      <text:p text:style-name="Standard">Picture</text:p>
      <text:p text:style-name="Standard"/>
      <text:p text:style-name="Standard">Explain</text:p>
      <text:h text:style-name="Heading_20_2" text:outline-level="2">Assumptions</text:h>
      <text:p text:style-name="Standard"/>
      <text:list xml:id="list1666424869" text:style-name="L6">
        <text:list-item>
          <text:p text:style-name="P13">Each application <text:s/>environment has a unique and consistent identifier</text:p>
        </text:list-item>
        <text:list-item>
          <text:p text:style-name="P13">Git software is installed on each system</text:p>
        </text:list-item>
        <text:list-item>
          <text:p text:style-name="P13">ssh is installed on on each system</text:p>
        </text:list-item>
      </text:list>
      <text:p text:style-name="Standard"/>
      <text:h text:style-name="Heading_20_2" text:outline-level="2">Setup</text:h>
      <text:list xml:id="list965803111" text:style-name="L7">
        <text:list-item>
          <text:p text:style-name="P14">Creating a staging repository</text:p>
        </text:list-item>
        <text:list-item>
          <text:p text:style-name="P14">Creating a runtime environment definition and repository</text:p>
        </text:list-item>
      </text:list>
      <text:p text:style-name="Standard"/>
      <text:h text:style-name="Heading_20_3" text:outline-level="3">Custom Merge Drivers</text:h>
      <text:p text:style-name="Standard"/>
      <text:p text:style-name="Standard">When Git attemps to bring two branches together it performs a merge. In diG a merge occurs when a release is applied to an environment – the release contents are merged onto the contents of the current application branch. However the default behaviour is that Gitt attempts take similar files and integrate non overlapping changes. For a release this is not what we want (the merge has already been during the development and build cycle) and files in the new release should overwrite existing application files. This is accomplished by defining a custom merge driver that implements this behaviour.</text:p>
      <text:p text:style-name="Standard"/>
      <text:list xml:id="list2013534447" text:style-name="L9">
        <text:list-item>
          <text:p text:style-name="P15">Define a merge driver stanza in the git config file</text:p>
        </text:list-item>
        <text:list-item>
          <text:p text:style-name="P15">Define the file pattern for which this driver will be used</text:p>
        </text:list-item>
      </text:list>
      <text:p text:style-name="Standard"/>
      <text:p text:style-name="Standard">This needs to be done on all Git repositories that diG uses</text:p>
      <text:p text:style-name="Standard"/>
      <text:h text:style-name="Heading_20_3" text:outline-level="3">Create a staging repository</text:h>
      <text:p text:style-name="Standard">On the staging repository (this may require substantial free desk space) create a git repository. e.g.</text:p>
      <text:list xml:id="list115339023" text:style-name="WW8Num1">
        <text:list-item>
          <text:p text:style-name="P27">mkdir stagingRepo</text:p>
        </text:list-item>
        <text:list-item>
          <text:p text:style-name="P27">cd stagingRepo</text:p>
        </text:list-item>
        <text:list-item>
          <text:p text:style-name="P27">git init <text:s text:c="2"/># TODO add –shared options</text:p>
        </text:list-item>
      </text:list>
      <text:p text:style-name="P7">This creates a new empty git staging database (a repository or repo)</text:p>
      <text:p text:style-name="P7"/>
      <text:list xml:id="list762512089" text:continue-numbering="true" text:style-name="WW8Num1">
        <text:list-item>
          <text:p text:style-name="P27">echo '[merge "overwrite"]' &gt;&gt; .git/config</text:p>
        </text:list-item>
        <text:list-item>
          <text:p text:style-name="P27">echo ' <text:s text:c="5"/>name = overwrite using cp' &gt;&gt; .git/config</text:p>
        </text:list-item>
        <text:list-item>
          <text:p text:style-name="P27">echo ' <text:s text:c="5"/>driver = cp %B %A' &gt;&gt; .git/config</text:p>
        </text:list-item>
        <text:list-item>
          <text:p text:style-name="P27">echo ' <text:s text:c="5"/>#recursive = defaults to driver' &gt;&gt; .git/config</text:p>
        </text:list-item>
        <text:list-item>
          <text:p text:style-name="P27">echo '* merge=overwrite' &gt;&gt; .git/info/attributes #no spaces around <text:s/>'='</text:p>
        </text:list-item>
      </text:list>
      <text:p text:style-name="P7">Creates a custom merge driver. Explained in #TODO</text:p>
      <text:p text:style-name="P7"/>
      <text:list xml:id="list1011610150" text:continue-numbering="true" text:style-name="WW8Num1">
        <text:list-item>
          <text:p text:style-name="P27">git commit --allow-empty -m "Creating empty staging repo"</text:p>
        </text:list-item>
        <text:list-item>
          <text:p text:style-name="P30">git branch -m master Empty # rename master branch</text:p>
        </text:list-item>
      </text:list>
      <text:p text:style-name="P6">Creates an initial commit on which all subsequent deliveries and deployments can be added. </text:p>
      <text:h text:style-name="Heading_20_2" text:outline-level="2"/>
      <text:h text:style-name="Heading_20_2" text:outline-level="2">Adding a new environment</text:h>
      <text:p text:style-name="Standard">Need to create a repository for each application runtime environment to be maintained. This is created on the operating system where the application is installed</text:p>
      <text:p text:style-name="Standard"/>
      <text:p text:style-name="Standard">On the application runtime system:</text:p>
      <text:p text:style-name="P5">Ensure git installed</text:p>
      <text:p text:style-name="P5">Ensure there is adequate free hard disk space. This will depend on the size of the application and the size/number of releases to be managed.</text:p>
      <text:p text:style-name="P5">Login as the account to own and maintain the deployment database. A separate account is suggested</text:p>
      <text:p text:style-name="P5"/>
      <text:list xml:id="list323134961" text:continue-numbering="true" text:style-name="WW8Num1">
        <text:list-item>
          <text:p text:style-name="P28">mkdir &lt;envID&gt;Repo</text:p>
        </text:list-item>
        <text:list-item>
          <text:p text:style-name="P28">cd &lt;envID&gt;Repo</text:p>
        </text:list-item>
        <text:list-item>
          <text:p text:style-name="P28">git init <text:s text:c="2"/># TODO add –shared options</text:p>
        </text:list-item>
        <text:list-item>
          <text:p text:style-name="P28">echo '[merge "overwrite"]' &gt;&gt; .git/config</text:p>
        </text:list-item>
        <text:list-item>
          <text:p text:style-name="P28">echo ' <text:s text:c="5"/>name = overwrite using cp' &gt;&gt; .git/config</text:p>
        </text:list-item>
        <text:list-item>
          <text:p text:style-name="P28">echo ' <text:s text:c="5"/>driver = cp %B %A' &gt;&gt; .git/config</text:p>
        </text:list-item>
        <text:list-item>
          <text:p text:style-name="P28">echo ' <text:s text:c="5"/>#recursive = defaults to driver' &gt;&gt; .git/config</text:p>
        </text:list-item>
        <text:list-item>
          <text:p text:style-name="P28">echo '* merge=overwrite' &gt;&gt; .git/info/attributes #no spaces \</text:p>
        </text:list-item>
        <text:list-item>
          <text:p text:style-name="P28">around <text:s/>'='</text:p>
        </text:list-item>
        <text:list-item>
          <text:p text:style-name="P28">GIT_DIR=$location/&lt;envID&gt;Repo/.git ; export GIT_DIR</text:p>
        </text:list-item>
        <text:list-item>
          <text:p text:style-name="P28">cd &lt;AppEnvLocation&gt;</text:p>
        </text:list-item>
      </text:list>
      <text:p text:style-name="P8">Create .gitignore file. See <text:s/>#TODO </text:p>
      <text:p text:style-name="P8">At this point the application should be stopped</text:p>
      <text:list xml:id="list1663890269" text:continue-numbering="true" text:style-name="WW8Num1">
        <text:list-item>
          <text:p text:style-name="P29">find . -type f -print | git update-index --add –stdin</text:p>
        </text:list-item>
      </text:list>
      <text:p text:style-name="P8">The application may be restarted</text:p>
      <text:list xml:id="list1774339832" text:continue-numbering="true" text:style-name="WW8Num1">
        <text:list-item>
          <text:p text:style-name="P28"><text:span text:style-name="T1">git commit –m </text:span>"Initial &lt;envID&gt; load"</text:p>
        </text:list-item>
        <text:list-item>
          <text:p text:style-name="P28">git branch –m master &lt;envID&gt;</text:p>
        </text:list-item>
      </text:list>
      <text:p text:style-name="P4"/>
      <text:p text:style-name="P4"/>
      <text:p text:style-name="P4">The command git update-index is used rather than the normal git add. This is for reasons </text:p>
      <text:list xml:id="list238220679" text:style-name="L8">
        <text:list-item>
          <text:p text:style-name="P26">Overcome limitations of specifying lists of file names on the command line</text:p>
        </text:list-item>
        <text:list-item>
          <text:p text:style-name="P26">Improving erformance <text:s/>by not <text:s/>invoking git add for every file</text:p>
        </text:list-item>
        <text:list-item>
          <text:p text:style-name="P26">Provides an opportunity to apply selection criteria on the files to be included </text:p>
        </text:list-item>
      </text:list>
      <text:p text:style-name="P4"/>
      <text:p text:style-name="Standard">On the staging repository</text:p>
      <text:p text:style-name="P1">git remote add –m &lt;envID&gt; -f &lt;envID&gt; \ <text:s text:c="4"/>ssh://$username@$host:$port$location</text:p>
      <text:h text:style-name="Heading_20_2" text:outline-level="2">Creating a .gitignore file</text:h>
      <text:p text:style-name="Standard">In the application root directory a .gitignore must be created. It lists the file patterns that are NOT to be tracked by the system (e.g. log files). Details of the this git file can be found at <text:a xlink:type="simple" xlink:href="http://www.kernel.org/pub/software/scm/git/docs/gitignore.html"><text:span text:style-name="Internet_20_link">http://www.kernel.org/pub/software/scm/git/docs/gitignore.html</text:span></text:a></text:p>
      <text:p text:style-name="Standard"/>
      <text:h text:style-name="P31" text:outline-level="2">Delivering a new release to staging</text:h>
      <text:p text:style-name="Standard">The delivery mechanism is currently very simple. The release process, from the configuration management tool (Dimensions) will place a new release in an empty directory (usually a defined Dimensions release). The delivery process attempts to identify the release ID, supplied by Dimensions in the pcms_release*.log file, in the following example this value has been placed in $DEL_NAME.</text:p>
      <text:p text:style-name="Standard"/>
      <text:list xml:id="list1666371537" text:style-name="WW8Num6">
        <text:list-item>
          <text:p text:style-name="P17">git checkout -b $DEL_NAME EMPTY # We create a new empty branch for delivery</text:p>
        </text:list-item>
        <text:list-item>
          <text:p text:style-name="P17">cp -a $DEL_LOC/. . <text:s/># assumes files are in $DEL_LOC</text:p>
        </text:list-item>
        <text:list-item>
          <text:p text:style-name="P17">git add .</text:p>
        </text:list-item>
        <text:list-item>
          <text:p text:style-name="P17">git commit -m "Accepting delivery $DEL_NAME"</text:p>
        </text:list-item>
        <text:list-item>
          <text:p text:style-name="P17">git tag DELIVERY_${DEL_NAME} <text:s/># Optional but recommended</text:p>
        </text:list-item>
      </text:list>
      <text:p text:style-name="P1"/>
      <text:p text:style-name="Standard">An example of extracting the delivery name from a Dimensions release log:</text:p>
      <text:p text:style-name="P1"/>
      <text:p text:style-name="P2">DEL_NAME=`perl -ne 'if ($. == 1 &amp;&amp; s/^Warning: Release (.+) has been defined.+/$1/ ){chomp;s/\W/_/g;print}' $DEL_LOC/pcms_release*.log`</text:p>
      <text:p text:style-name="Standard"/>
      <text:h text:style-name="P31" text:outline-level="2">Deploying a new release to an environment</text:h>
      <text:p text:style-name="Standard">This is a multi stage process</text:p>
      <text:p text:style-name="Standard">On staging</text:p>
      <text:list xml:id="list570963743" text:style-name="WW8Num11">
        <text:list-item>
          <text:p text:style-name="P20">Push the release files to the remote application environment repository</text:p>
        </text:list-item>
      </text:list>
      <text:p text:style-name="Standard">On the runtime environment</text:p>
      <text:list xml:id="list778334236" text:continue-numbering="true" text:style-name="WW8Num11">
        <text:list-item>
          <text:p text:style-name="P20">Deliver files to the runtime environment from the local repository</text:p>
        </text:list-item>
        <text:list-item>
          <text:p text:style-name="P20">Configure application (not part of this document)</text:p>
        </text:list-item>
        <text:list-item>
          <text:p text:style-name="P20">Add the configuration changes to the local repository</text:p>
        </text:list-item>
      </text:list>
      <text:p text:style-name="Standard">On Staging</text:p>
      <text:list xml:id="list1451809603" text:continue-numbering="true" text:style-name="WW8Num11">
        <text:list-item>
          <text:p text:style-name="P20">Pull any changes back from the environment repository (repeat regularly)</text:p>
        </text:list-item>
      </text:list>
      <text:p text:style-name="Standard"/>
      <text:h text:style-name="Heading_20_3" text:outline-level="3">Push release files to remote application environment repository</text:h>
      <text:list xml:id="list1421719875" text:style-name="WW8Num10">
        <text:list-item>
          <text:p text:style-name="P21">Merge a release onto a environment</text:p>
        </text:list-item>
      </text:list>
      <text:p text:style-name="P2">git merge --stat --commit -m "Adding delivery $DEL_NAME to environment $ENV_NAME" DELIVERY_$DEL_NAME</text:p>
      <text:list xml:id="list1426488744" text:continue-numbering="true" text:style-name="WW8Num10">
        <text:list-item>
          <text:p text:style-name="P18">Move files to remote environment repo. NB This does not touch the current runtime environment</text:p>
        </text:list-item>
      </text:list>
      <text:p text:style-name="P2">git push --verbose --force $envID</text:p>
      <text:p text:style-name="Standard"/>
      <text:h text:style-name="Heading_20_3" text:outline-level="3">Deliver files to the runtime environment from the local repository</text:h>
      <text:p text:style-name="P1">git reset –hard HEAD</text:p>
      <text:p text:style-name="Standard"/>
      <text:h text:style-name="Heading_20_3" text:outline-level="3">Add the configuration changes to the local repository</text:h>
      <text:list xml:id="list1835013627" text:style-name="WW8Num8">
        <text:list-item>
          <text:p text:style-name="P19">git add .</text:p>
        </text:list-item>
        <text:list-item>
          <text:p text:style-name="P19">git commit –m “Message”</text:p>
        </text:list-item>
      </text:list>
      <text:p text:style-name="P3"/>
      <text:h text:style-name="Heading_20_3" text:outline-level="3">Pull any changes back from the environment repository</text:h>
      <text:p text:style-name="Standard">git fetch &lt;envID&gt; HEAD</text:p>
      <text:p text:style-name="Standard"/>
      <text:p text:style-name="Standard">Reports</text:p>
      <text:p text:style-name="Standard"/>
      <text:p text:style-name="Standard"/>
      <text:p text:style-name="Standard"/>
      <text:h text:style-name="Heading_20_1" text:outline-level="1">Conclusion</text:h>
      <text:p text:style-name="Standard"/>
      <text:p text:style-name="Standard"/>
      <text:p text:style-name="Standard"/>
      <text:h text:style-name="Heading_20_2" text:outline-level="2">Further work</text:h>
      <text:p text:style-name="Standard"/>
      <text:list xml:id="list263473968" text:style-name="L10">
        <text:list-item>
          <text:p text:style-name="P16">Testing on other platforms such as Windows</text:p>
        </text:list-item>
        <text:list-item>
          <text:p text:style-name="P16">Scalability testing</text:p>
        </text:list-item>
        <text:list-item>
          <text:p text:style-name="P16">Integration of change audit on non file system objects. Possibly via checksum storage</text:p>
        </text:list-item>
        <text:list-item>
          <text:p text:style-name="P16">Integration of pre and post deployment scripts</text:p>
        </text:list-item>
      </text:list>
      <text:p text:style-name="Standard"/>
      <text:p text:style-name="Standard"/>
      <text:h text:style-name="Heading_20_2" text:outline-level="2">References</text:h>
      <text:p text:style-name="Standard"/>
      <text:p text:style-name="Standard"/>
      <text:p text:style-name="Standard"/>
      <text:h text:style-name="Heading_20_2" text:outline-level="2">License</text:h>
      <text:p text:style-name="Standard"/>
      <text:p text:style-name="Standard">This work is licenced under the Creative Commons Attribution-Share Alike 3.0 Unported License. To view a copy of this licence, visit <text:a xlink:type="simple" xlink:href="http://creativecommons.org/licenses/by-sa/3.0/">http://creativecommons.org/licenses/by-sa/3.0/</text:a> or send a letter to Creative Commons, 171 Second Street, Suite 300, San Francisco, California 94105, USA</text:p>
      <text:p text:style-name="Standard"/>
      <text:p text:style-name="Standard">About Voga Consulting</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face style:name="Fixedsys" svg:font-family="Fixedsys"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14T08:49:26</meta:creation-date>
    <dc:date>2009-05-26T20:37:07</dc:date>
    <meta:editing-duration>PT22H38M37S</meta:editing-duration>
    <meta:editing-cycles>34</meta:editing-cycles>
    <meta:generator>OpenOffice.org/3.0$Linux OpenOffice.org_project/300m15$Build-9379</meta:generator>
    <meta:document-statistic meta:table-count="0" meta:image-count="0" meta:object-count="0" meta:page-count="1" meta:paragraph-count="148" meta:word-count="1608" meta:character-count="9997"/>
    <meta:user-defined meta:name="Info 1"/>
    <meta:user-defined meta:name="Info 2"/>
    <meta:user-defined meta:name="Info 3"/>
    <meta:user-defined meta:name="Info 4"/>
  </office:meta>
</office:document-meta>
</file>